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86.55pt"/>
    </style:style>
    <style:style style:name="co6" style:family="table-column">
      <style:table-column-properties fo:break-before="auto" style:column-width="256.65pt"/>
    </style:style>
    <style:style style:name="co7" style:family="table-column">
      <style:table-column-properties fo:break-before="auto" style:column-width="222.55pt"/>
    </style:style>
    <style:style style:name="co8" style:family="table-column">
      <style:table-column-properties fo:break-before="auto" style:column-width="299.1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24.94pt" fo:break-before="auto" style:use-optimal-row-height="true"/>
    </style:style>
    <style:style style:name="ro3" style:family="table-row">
      <style:table-row-properties style:row-height="36.8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68.66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/>
          <table:table-cell table:style-name="ce7" office:value-type="string" calcext:value-type="string">
            <text:p>A {PATO:'quality'} of a {whole plant} that provides phenologically relevant information about the plant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table:formula="of:=CONCATENATE([.E6]; &quot; presence&quot;)" office:value-type="string" office:string-value="initial shoot growth presence" calcext:value-type="string">
            <text:p>initial shoot growth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nitial shoot growth</text:p>
          </table:table-cell>
          <table:table-cell table:style-name="ce8" table:formula="of:=CONCATENATE(&quot;A {plant phenological trait} that is measured by the number of &quot;; [.E6]; &quot;s {$&quot;; [.E6]; &quot;} on a {whole plant}.&quot;)" office:value-type="string" office:string-value="A {plant phenological trait} that is measured by the number of initial shoot growths {$initial shoot growth} on a {whole plant}." calcext:value-type="string">
            <text:p>A {plant phenological trait} that is measured by the number of initial shoot growths {$initial shoot growth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table:formula="of:=CONCATENATE([.E7]; &quot; presence&quot;)" office:value-type="string" office:string-value="new above-ground shoot-borne shoot system presence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above-ground shoot-borne shoot system</text:p>
          </table:table-cell>
          <table:table-cell table:style-name="ce8" table:formula="of:=CONCATENATE(&quot;A {plant phenological trait} that is measured by the number of &quot;; SUBSTITUTE([.E7]; &quot;system&quot;; &quot;systems&quot;); &quot; {$&quot;; [.E7]; &quot;} on a {whole plant}.&quot;)" office:value-type="string" office:string-value="A {plant phenological trait} that is measured by the number of new above-ground shoot-borne shoot systems {$new above-ground shoot-borne shoot system} on a {whole plant}." calcext:value-type="string">
            <text:p>A {plant phenological trait} that is measured by the number of new above-ground shoot-borne shoot systems {$new above-ground shoot-borne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table:formula="of:=CONCATENATE([.E8]; &quot; presence&quot;)" office:value-type="string" office:string-value="new shoot system emerging from ground presence" calcext:value-type="string">
            <text:p>new shoot system emerging from groun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</text:p>
          </table:table-cell>
          <table:table-cell table:style-name="ce8" table:formula="of:=CONCATENATE(&quot;A {plant phenological trait} that is measured by the number of &quot;; SUBSTITUTE([.E8]; &quot;system&quot;; &quot;systems&quot;); &quot; {$&quot;; [.E8]; &quot;} on a {whole plant}.&quot;)" office:value-type="string" office:string-value="A {plant phenological trait} that is measured by the number of new shoot systems emerging from ground {$new shoot system emerging from ground} on a {whole plant}." calcext:value-type="string">
            <text:p>A {plant phenological trait} that is measured by the number of new shoot systems emerging from ground {$new shoot system emerging from groun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table:formula="of:=CONCATENATE([.E9]; &quot; presence&quot;)" office:value-type="string" office:string-value="new shoot system emerging from ground in first growth cycle presence" calcext:value-type="string">
            <text:p>new shoot system emerging from ground in first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first growth cycle</text:p>
          </table:table-cell>
          <table:table-cell table:style-name="ce8" table:formula="of:=CONCATENATE(&quot;A {plant phenological trait} that is measured by the number of &quot;; SUBSTITUTE([.E9]; &quot;system&quot;; &quot;systems&quot;); &quot; {$&quot;; [.E9]; &quot;} on a {whole plant}.&quot;)" office:value-type="string" office:string-value="A {plant phenological trait} that is measured by the number of new shoot systems emerging from ground in first growth cycle {$new shoot system emerging from ground in first growth cycle} on a {whole plant}." calcext:value-type="string">
            <text:p>A {plant phenological trait} that is measured by the number of new shoot systems emerging from ground in first growth cycle {$new shoot system emerging from ground in first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table:formula="of:=CONCATENATE([.E10]; &quot; presence&quot;)" office:value-type="string" office:string-value="seedling presence" calcext:value-type="string">
            <text:p>seedling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edling</text:p>
          </table:table-cell>
          <table:table-cell table:style-name="ce8" table:formula="of:=CONCATENATE(&quot;A {plant phenological trait} that is measured by whether or not a {whole plant} is a {&quot;; [.E10]; &quot;}.&quot;)" office:value-type="string" office:string-value="A {plant phenological trait} that is measured by whether or not a {whole plant} is a {seedling}." calcext:value-type="string">
            <text:p>A {plant phenological trait} that is measured by whether or not a {whole plant} is a {seedling}.</text:p>
          </table:table-cell>
          <table:table-cell office:value-type="string" calcext:value-type="string">
            <text:p>For consistency with other trait measurements, 'seedling presence' is also measured with a count, which must be a binary value: 0 if the plant is a seedling, 1 if it is not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table:formula="of:=CONCATENATE([.E11]; &quot; presence&quot;)" office:value-type="string" office:string-value="new shoot system emerging from ground in later growth cycle presence" calcext:value-type="string">
            <text:p>new shoot system emerging from ground in later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later growth cycle</text:p>
          </table:table-cell>
          <table:table-cell table:style-name="ce8" table:formula="of:=CONCATENATE(&quot;A {plant phenological trait} that is measured by the number of &quot;; SUBSTITUTE([.E11]; &quot;system&quot;; &quot;systems&quot;); &quot; {$&quot;; [.E11]; &quot;} on a {whole plant}.&quot;)" office:value-type="string" office:string-value="A {plant phenological trait} that is measured by the number of new shoot systems emerging from ground in later growth cycle {$new shoot system emerging from ground in later growth cycle} on a {whole plant}." calcext:value-type="string">
            <text:p>A {plant phenological trait} that is measured by the number of new shoot systems emerging from ground in later growth cycle {$new shoot system emerging from ground in later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vegetative bud'</text:p>
          </table:table-cell>
          <table:table-cell table:style-name="ce7" table:formula="of:=CONCATENATE(&quot;A {plant phenological trait} that is measured by the number of &quot;; SUBSTITUTE(SUBSTITUTE([.E12]; &quot;PO:&quot;; &quot;&quot;); &quot;'&quot;; &quot;&quot;); &quot;s {$&quot;; [.E12]; &quot;} on a {whole plant}.&quot;)" office:value-type="string" office:string-value="A {plant phenological trait} that is measured by the number of vegetative buds {$PO:'vegetative bud'} on a {whole plant}." calcext:value-type="string">
            <text:p>A {plant phenological trait} that is measured by the number of vegetative buds {$PO:'vegetative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table:formula="of:=CONCATENATE([.E13]; &quot; presence&quot;)" office:value-type="string" office:string-value="dormant leaf bud presence" calcext:value-type="string">
            <text:p>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leaf bud</text:p>
          </table:table-cell>
          <table:table-cell table:style-name="ce8" table:formula="of:=CONCATENATE(&quot;A {plant phenological trait} that is measured by the number of &quot;; [.E13]; &quot;s {$&quot;; [.E13]; &quot;} on a {whole plant}.&quot;)" office:value-type="string" office:string-value="A {plant phenological trait} that is measured by the number of dormant leaf buds {$dormant leaf bud} on a {whole plant}." calcext:value-type="string">
            <text:p>A {plant phenological trait} that is measured by the number of dormant leaf buds {$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table:formula="of:=CONCATENATE([.E14]; &quot; presence&quot;)" office:value-type="string" office:string-value="non-dormant leaf bud presence" calcext:value-type="string">
            <text:p>non-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leaf bud</text:p>
          </table:table-cell>
          <table:table-cell table:style-name="ce8" table:formula="of:=CONCATENATE(&quot;A {plant phenological trait} that is measured by the number of &quot;; [.E14]; &quot;s {$&quot;; [.E14]; &quot;} on a {whole plant}.&quot;)" office:value-type="string" office:string-value="A {plant phenological trait} that is measured by the number of non-dormant leaf buds {$non-dormant leaf bud} on a {whole plant}." calcext:value-type="string">
            <text:p>A {plant phenological trait} that is measured by the number of non-dormant leaf buds {$non-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table:formula="of:=CONCATENATE([.E15]; &quot; presence&quot;)" office:value-type="string" office:string-value="swelling leaf bud presence" calcext:value-type="string">
            <text:p>swell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leaf bud</text:p>
          </table:table-cell>
          <table:table-cell table:style-name="ce8" table:formula="of:=CONCATENATE(&quot;A {plant phenological trait} that is measured by the number of &quot;; [.E15]; &quot;s {$&quot;; [.E15]; &quot;} on a {whole plant}.&quot;)" office:value-type="string" office:string-value="A {plant phenological trait} that is measured by the number of swelling leaf buds {$swelling leaf bud} on a {whole plant}." calcext:value-type="string">
            <text:p>A {plant phenological trait} that is measured by the number of swelling leaf buds {$swell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table:formula="of:=CONCATENATE([.E16]; &quot; presence&quot;)" office:value-type="string" office:string-value="breaking leaf bud presence" calcext:value-type="string">
            <text:p>break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leaf bud</text:p>
          </table:table-cell>
          <table:table-cell table:style-name="ce8" table:formula="of:=CONCATENATE(&quot;A {plant phenological trait} that is measured by the number of &quot;; [.E16]; &quot;s {$&quot;; [.E16]; &quot;} on a {whole plant}.&quot;)" office:value-type="string" office:string-value="A {plant phenological trait} that is measured by the number of breaking leaf buds {$breaking leaf bud} on a {whole plant}." calcext:value-type="string">
            <text:p>A {plant phenological trait} that is measured by the number of breaking leaf buds {$break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table:formula="of:=CONCATENATE([.E18]; &quot; presence&quot;)" office:value-type="string" office:string-value="vascular leaf presence" calcext:value-type="string">
            <text:p>vascular leaf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vascular leaf</text:p>
          </table:table-cell>
          <table:table-cell table:style-name="ce8" table:formula="of:=CONCATENATE(&quot;A {plant phenological trait} that is measured by the number of &quot;; SUBSTITUTE([.E18]; &quot;leaf&quot;; &quot;leaves&quot;); &quot; {$&quot;; [.E18]; &quot;} on a {whole plant}.&quot;)" office:value-type="string" office:string-value="A {plant phenological trait} that is measured by the number of vascular leaves {$vascular leaf} on a {whole plant}." calcext:value-type="string">
            <text:p>A {plant phenological trait} that is measured by the number of vascular leaves {$vascular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table:formula="of:=CONCATENATE([.E19]; &quot; presence&quot;)" office:value-type="string" office:string-value="true leaf presence" calcext:value-type="string">
            <text:p>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true leaf</text:p>
          </table:table-cell>
          <table:table-cell table:style-name="ce8" table:formula="of:=CONCATENATE(&quot;A {plant phenological trait} that is measured by the number of &quot;; SUBSTITUTE([.E19]; &quot;leaf&quot;; &quot;leaves&quot;); &quot; {$&quot;; [.E19]; &quot;} on a {whole plant}.&quot;)" office:value-type="string" office:string-value="A {plant phenological trait} that is measured by the number of true leaves {$true leaf} on a {whole plant}.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table:formula="of:=CONCATENATE([.E20]; &quot; presence&quot;)" office:value-type="string" office:string-value="unfolding true leaf presence" calcext:value-type="string">
            <text:p>unfol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ing true leaf</text:p>
          </table:table-cell>
          <table:table-cell table:style-name="ce8" table:formula="of:=CONCATENATE(&quot;A {plant phenological trait} that is measured by the number of &quot;; SUBSTITUTE([.E20]; &quot;leaf&quot;; &quot;leaves&quot;); &quot; {$&quot;; [.E20]; &quot;} on a {whole plant}.&quot;)" office:value-type="string" office:string-value="A {plant phenological trait} that is measured by the number of unfolding true leaves {$unfolding true leaf} on a {whole plant}." calcext:value-type="string">
            <text:p>A {plant phenological trait} that is measured by the number of unfolding true leaves {$unfol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table:formula="of:=CONCATENATE([.E21]; &quot; presence&quot;)" office:value-type="string" office:string-value="unfolded true leaf presence" calcext:value-type="string">
            <text:p>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ed true leaf</text:p>
          </table:table-cell>
          <table:table-cell table:style-name="ce8" table:formula="of:=CONCATENATE(&quot;A {plant phenological trait} that is measured by the number of &quot;; SUBSTITUTE([.E21]; &quot;leaf&quot;; &quot;leaves&quot;); &quot; {$&quot;; [.E21]; &quot;} on a {whole plant}.&quot;)" office:value-type="string" office:string-value="A {plant phenological trait} that is measured by the number of unfolded true leaves {$unfolded true leaf} on a {whole plant}." calcext:value-type="string">
            <text:p>A {plant phenological trait} that is measured by the number of unfolded true leaves {$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table:formula="of:=CONCATENATE([.E22]; &quot; presence&quot;)" office:value-type="string" office:string-value="non-senescing unfolded true leaf presence" calcext:value-type="string">
            <text:p>non-senesc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ing unfolded true leaf</text:p>
          </table:table-cell>
          <table:table-cell table:style-name="ce8" table:formula="of:=CONCATENATE(&quot;A {plant phenological trait} that is measured by the number of &quot;; SUBSTITUTE([.E22]; &quot;leaf&quot;; &quot;leaves&quot;); &quot; {$&quot;; [.E22]; &quot;} on a {whole plant}.&quot;)" office:value-type="string" office:string-value="A {plant phenological trait} that is measured by the number of non-senescing unfolded true leaves {$non-senescing unfolded true leaf} on a {whole plant}." calcext:value-type="string">
            <text:p>A {plant phenological trait} that is measured by the number of non-senescing unfolded true leaves {$non-senesc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table:formula="of:=CONCATENATE([.E23]; &quot; presence&quot;)" office:value-type="string" office:string-value="senescing true leaf presence" calcext:value-type="string">
            <text:p>senesc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ing true leaf</text:p>
          </table:table-cell>
          <table:table-cell table:style-name="ce8" table:formula="of:=CONCATENATE(&quot;A {plant phenological trait} that is measured by the number of &quot;; SUBSTITUTE([.E23]; &quot;leaf&quot;; &quot;leaves&quot;); &quot; {$&quot;; [.E23]; &quot;} on a {whole plant}.&quot;)" office:value-type="string" office:string-value="A {plant phenological trait} that is measured by the number of senescing true leaves {$senescing true leaf} on a {whole plant}." calcext:value-type="string">
            <text:p>A {plant phenological trait} that is measured by the number of senescing true leaves {$senesc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table:formula="of:=CONCATENATE([.E24]; &quot; presence&quot;)" office:value-type="string" office:string-value="immature unfolded true leaf presence" calcext:value-type="string">
            <text:p>immature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mmature unfolded true leaf</text:p>
          </table:table-cell>
          <table:table-cell table:style-name="ce8" table:formula="of:=CONCATENATE(&quot;A {plant phenological trait} that is measured by the number of &quot;; SUBSTITUTE([.E24]; &quot;leaf&quot;; &quot;leaves&quot;); &quot; {$&quot;; [.E24]; &quot;} on a {whole plant}.&quot;)" office:value-type="string" office:string-value="A {plant phenological trait} that is measured by the number of immature unfolded true leaves {$immature unfolded true leaf} on a {whole plant}." calcext:value-type="string">
            <text:p>A {plant phenological trait} that is measured by the number of immature unfolded true leaves {$immature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table:formula="of:=CONCATENATE([.E25]; &quot; presence&quot;)" office:value-type="string" office:string-value="mature true leaf presence" calcext:value-type="string">
            <text:p>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mature true leaf</text:p>
          </table:table-cell>
          <table:table-cell table:style-name="ce8" table:formula="of:=CONCATENATE(&quot;A {plant phenological trait} that is measured by the number of &quot;; SUBSTITUTE([.E25]; &quot;leaf&quot;; &quot;leaves&quot;); &quot; {$&quot;; [.E25]; &quot;} on a {whole plant}.&quot;)" office:value-type="string" office:string-value="A {plant phenological trait} that is measured by the number of mature true leaves {$mature true leaf} on a {whole plant}." calcext:value-type="string">
            <text:p>A {plant phenological trait} that is measured by the number of mature true leaves {$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table:formula="of:=CONCATENATE([.E26]; &quot; presence&quot;)" office:value-type="string" office:string-value="expanding unfolded true leaf presence" calcext:value-type="string">
            <text:p>expand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unfolded true leaf</text:p>
          </table:table-cell>
          <table:table-cell table:style-name="ce8" table:formula="of:=CONCATENATE(&quot;A {plant phenological trait} that is measured by the number of &quot;; SUBSTITUTE([.E26]; &quot;leaf&quot;; &quot;leaves&quot;); &quot; {$&quot;; [.E26]; &quot;} on a {whole plant}.&quot;)" office:value-type="string" office:string-value="A {plant phenological trait} that is measured by the number of expanding unfolded true leaves {$expanding unfolded true leaf} on a {whole plant}." calcext:value-type="string">
            <text:p>A {plant phenological trait} that is measured by the number of expanding unfolded true leaves {$expand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table:formula="of:=CONCATENATE([.E27]; &quot; presence&quot;)" office:value-type="string" office:string-value="expanded immature true leaf presence" calcext:value-type="string">
            <text:p>expanded im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ed immature true leaf</text:p>
          </table:table-cell>
          <table:table-cell table:style-name="ce8" table:formula="of:=CONCATENATE(&quot;A {plant phenological trait} that is measured by the number of &quot;; SUBSTITUTE([.E27]; &quot;leaf&quot;; &quot;leaves&quot;); &quot; {$&quot;; [.E27]; &quot;} on a {whole plant}.&quot;)" office:value-type="string" office:string-value="A {plant phenological trait} that is measured by the number of expanded immature true leaves {$expanded immature true leaf} on a {whole plant}." calcext:value-type="string">
            <text:p>A {plant phenological trait} that is measured by the number of expanded immature true leaves {$expanded im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table:formula="of:=CONCATENATE([.E28]; &quot; presence&quot;)" office:value-type="string" office:string-value="expanding true leaf presence" calcext:value-type="string">
            <text:p>expan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true leaf</text:p>
          </table:table-cell>
          <table:table-cell table:style-name="ce8" table:formula="of:=CONCATENATE(&quot;A {plant phenological trait} that is measured by the number of &quot;; SUBSTITUTE([.E28]; &quot;leaf&quot;; &quot;leaves&quot;); &quot; {$&quot;; [.E28]; &quot;} on a {whole plant}.&quot;)" office:value-type="string" office:string-value="A {plant phenological trait} that is measured by the number of expanding true leaves {$expanding true leaf} on a {whole plant}." calcext:value-type="string">
            <text:p>A {plant phenological trait} that is measured by the number of expanding true leaves {$expan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table:formula="of:=CONCATENATE([.E30]; &quot; presence&quot;)" office:value-type="string" office:string-value="reproductive structure presence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eproductive structure</text:p>
          </table:table-cell>
          <table:table-cell table:style-name="ce7" table:formula="of:=CONCATENATE(&quot;A {plant phenological trait} that is measured by the number of &quot;; [.E30]; &quot;s {$&quot;; [.E30]; &quot;} on a {whole plant}.&quot;)" office:value-type="string" office:string-value="A {plant phenological trait} that is measured by the number of reproductive structures {$reproductive structure} on a {whole plant}." calcext:value-type="string">
            <text:p>A {plant phenological trait} that is measured by the number of reproductive structures {$reproductive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table:formula="of:=CONCATENATE(SUBSTITUTE(SUBSTITUTE([.E31]; &quot;PO:&quot;; &quot;&quot;); &quot;'&quot;; &quot;&quot;); &quot; presence&quot;)" office:value-type="string" office:string-value="reproductive bud presence" calcext:value-type="string">
            <text:p>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reproductive bud'</text:p>
          </table:table-cell>
          <table:table-cell table:style-name="ce7" table:formula="of:=CONCATENATE(&quot;A {plant phenological trait} that is measured by the number of &quot;; SUBSTITUTE(SUBSTITUTE([.E31]; &quot;PO:&quot;; &quot;&quot;); &quot;'&quot;; &quot;&quot;); &quot;s {$&quot;; [.E31]; &quot;} on a {whole plant}.&quot;)" office:value-type="string" office:string-value="A {plant phenological trait} that is measured by the number of reproductive buds {$PO:'reproductive bud'} on a {whole plant}." calcext:value-type="string">
            <text:p>A {plant phenological trait} that is measured by the number of reproductive buds {$PO:'reproductive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7</text:p>
          </table:table-cell>
          <table:table-cell table:formula="of:=CONCATENATE([.E32]; &quot; presence&quot;)" office:value-type="string" office:string-value="dormant reproductive bud presence" calcext:value-type="string">
            <text:p>dormant 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reproductive bud</text:p>
          </table:table-cell>
          <table:table-cell table:style-name="ce7" table:formula="of:=CONCATENATE(&quot;A {plant phenological trait} that is measured by the number of &quot;; [.E32]; &quot;s {$&quot;; [.E32]; &quot;} on a {whole plant}.&quot;)" office:value-type="string" office:string-value="A {plant phenological trait} that is measured by the number of dormant reproductive buds {$dormant reproductive bud} on a {whole plant}." calcext:value-type="string">
            <text:p>A {plant phenological trait} that is measured by the number of dormant reproductive buds {$dormant reproductive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8</text:p>
          </table:table-cell>
          <table:table-cell table:formula="of:=CONCATENATE([.E33]; &quot; presence&quot;)" office:value-type="string" office:string-value="non-dormant reproductive bud presence" calcext:value-type="string">
            <text:p>non-dormant 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reproductive bud</text:p>
          </table:table-cell>
          <table:table-cell table:style-name="ce7" table:formula="of:=CONCATENATE(&quot;A {plant phenological trait} that is measured by the number of &quot;; [.E33]; &quot;s {$&quot;; [.E33]; &quot;} on a {whole plant}.&quot;)" office:value-type="string" office:string-value="A {plant phenological trait} that is measured by the number of non-dormant reproductive buds {$non-dormant reproductive bud} on a {whole plant}." calcext:value-type="string">
            <text:p>A {plant phenological trait} that is measured by the number of non-dormant reproductive buds {$non-dormant reproductive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9</text:p>
          </table:table-cell>
          <table:table-cell table:formula="of:=CONCATENATE([.E34]; &quot; presence&quot;)" office:value-type="string" office:string-value="swelling reproductive bud presence" calcext:value-type="string">
            <text:p>swelling 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reproductive bud</text:p>
          </table:table-cell>
          <table:table-cell table:style-name="ce7" table:formula="of:=CONCATENATE(&quot;A {plant phenological trait} that is measured by the number of &quot;; [.E34]; &quot;s {$&quot;; [.E34]; &quot;} on a {whole plant}.&quot;)" office:value-type="string" office:string-value="A {plant phenological trait} that is measured by the number of swelling reproductive buds {$swelling reproductive bud} on a {whole plant}." calcext:value-type="string">
            <text:p>A {plant phenological trait} that is measured by the number of swelling reproductive buds {$swelling reproductive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0</text:p>
          </table:table-cell>
          <table:table-cell table:formula="of:=CONCATENATE([.E35]; &quot; presence&quot;)" office:value-type="string" office:string-value="breaking reproductive bud presence" calcext:value-type="string">
            <text:p>breaking 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reproductive bud</text:p>
          </table:table-cell>
          <table:table-cell table:style-name="ce7" table:formula="of:=CONCATENATE(&quot;A {plant phenological trait} that is measured by the number of &quot;; [.E35]; &quot;s {$&quot;; [.E35]; &quot;} on a {whole plant}.&quot;)" office:value-type="string" office:string-value="A {plant phenological trait} that is measured by the number of breaking reproductive buds {$breaking reproductive bud} on a {whole plant}." calcext:value-type="string">
            <text:p>A {plant phenological trait} that is measured by the number of breaking reproductive buds {$breaking reproductive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1</text:p>
          </table:table-cell>
          <table:table-cell table:formula="of:=CONCATENATE(SUBSTITUTE(SUBSTITUTE([.E36]; &quot;PO:&quot;; &quot;&quot;); &quot;'&quot;; &quot;&quot;); &quot; presence&quot;)" office:value-type="string" office:string-value="flower bud presence" calcext:value-type="string">
            <text:p>flower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 bud'</text:p>
          </table:table-cell>
          <table:table-cell table:style-name="ce7" table:formula="of:=CONCATENATE(&quot;A {plant phenological trait} that is measured by the number of &quot;; SUBSTITUTE(SUBSTITUTE([.E36]; &quot;PO:&quot;; &quot;&quot;); &quot;'&quot;; &quot;&quot;); &quot;s {$&quot;; [.E36]; &quot;} on a {whole plant}.&quot;)" office:value-type="string" office:string-value="A {plant phenological trait} that is measured by the number of flower buds {$PO:'flower bud'} on a {whole plant}." calcext:value-type="string">
            <text:p>A {plant phenological trait} that is measured by the number of flower buds {$PO:'flower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2</text:p>
          </table:table-cell>
          <table:table-cell table:formula="of:=CONCATENATE(SUBSTITUTE(SUBSTITUTE([.E37]; &quot;PO:&quot;; &quot;&quot;); &quot;'&quot;; &quot;&quot;); &quot; presence&quot;)" office:value-type="string" office:string-value="inflorescence bud presence" calcext:value-type="string">
            <text:p>inflorescenc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inflorescence bud'</text:p>
          </table:table-cell>
          <table:table-cell table:style-name="ce7" table:formula="of:=CONCATENATE(&quot;A {plant phenological trait} that is measured by the number of &quot;; SUBSTITUTE(SUBSTITUTE([.E37]; &quot;PO:&quot;; &quot;&quot;); &quot;'&quot;; &quot;&quot;); &quot;s {$&quot;; [.E37]; &quot;} on a {whole plant}.&quot;)" office:value-type="string" office:string-value="A {plant phenological trait} that is measured by the number of inflorescence buds {$PO:'inflorescence bud'} on a {whole plant}." calcext:value-type="string">
            <text:p>A {plant phenological trait} that is measured by the number of inflorescence buds {$PO:'inflorescence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3</text:p>
          </table:table-cell>
          <table:table-cell table:formula="of:=CONCATENATE([.E38]; &quot; presence&quot;)" office:value-type="string" office:string-value="non-dormant reproductive bud or fresh flower presence" calcext:value-type="string">
            <text:p>non-dormant reproductive bud or fresh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reproductive bud or fresh flower</text:p>
          </table:table-cell>
          <table:table-cell table:style-name="ce7" table:formula="of:=CONCATENATE(&quot;A {plant phenological trait} that is measured by the number of &quot;; [.E38]; &quot;s {$&quot;; [.E38]; &quot;} on a {whole plant}.&quot;)" office:value-type="string" office:string-value="A {plant phenological trait} that is measured by the number of non-dormant reproductive bud or fresh flowers {$non-dormant reproductive bud or fresh flower} on a {whole plant}." calcext:value-type="string">
            <text:p>A {plant phenological trait} that is measured by the number of non-dormant reproductive bud or fresh flowers {$non-dormant reproductive bud or fresh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34</text:p>
          </table:table-cell>
          <table:table-cell table:formula="of:=CONCATENATE(SUBSTITUTE(SUBSTITUTE([.E39]; &quot;PO:&quot;; &quot;&quot;); &quot;'&quot;; &quot;&quot;); &quot; presence&quot;)" office:value-type="string" office:string-value="flower presence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'</text:p>
          </table:table-cell>
          <table:table-cell table:style-name="ce7" table:formula="of:=CONCATENATE(&quot;A {plant phenological trait} that is measured by the number of &quot;; SUBSTITUTE(SUBSTITUTE([.E39]; &quot;PO:&quot;; &quot;&quot;); &quot;'&quot;; &quot;&quot;); &quot;s {$&quot;; [.E39]; &quot;} on a {whole plant}.&quot;)" office:value-type="string" office:string-value="A {plant phenological trait} that is measured by the number of flowers {$PO:'flower'} on a {whole plant}." calcext:value-type="string">
            <text:p>A {plant phenological trait} that is measured by the number of flowers {$PO:'flower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5</text:p>
          </table:table-cell>
          <table:table-cell table:formula="of:=CONCATENATE([.E40]; &quot; presence&quot;)" office:value-type="string" office:string-value="fresh flower presence" calcext:value-type="string">
            <text:p>fresh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flower</text:p>
          </table:table-cell>
          <table:table-cell table:style-name="ce7" table:formula="of:=CONCATENATE(&quot;A {plant phenological trait} that is measured by the number of &quot;; [.E40]; &quot;s {$&quot;; [.E40]; &quot;} on a {whole plant}.&quot;)" office:value-type="string" office:string-value="A {plant phenological trait} that is measured by the number of fresh flowers {$fresh flower} on a {whole plant}." calcext:value-type="string">
            <text:p>A {plant phenological trait} that is measured by the number of fresh flowers {$fresh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6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inflorescence'</text:p>
          </table:table-cell>
          <table:table-cell table:style-name="ce7" table:formula="of:=CONCATENATE(&quot;A {plant phenological trait} that is measured by the number of flower heads {$&quot;; [.E41]; &quot;} on a {whole plant}.&quot;)" office:value-type="string" office:string-value="A {plant phenological trait} that is measured by the number of flower heads {$PO:'inflorescence'} on a {whole plant}." calcext:value-type="string">
            <text:p>A {plant phenological trait} that is measured by the number of flower heads {$PO:'inflorescence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7</text:p>
          </table:table-cell>
          <table:table-cell table:formula="of:=CONCATENATE([.E42]; &quot; presence&quot;)" office:value-type="string" office:string-value="fresh flower head presence" calcext:value-type="string">
            <text:p>fresh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flower head</text:p>
          </table:table-cell>
          <table:table-cell table:style-name="ce7" table:formula="of:=CONCATENATE(&quot;A {plant phenological trait} that is measured by the number of &quot;; [.E42]; &quot;s {$&quot;; [.E42]; &quot;} on a {whole plant}.&quot;)" office:value-type="string" office:string-value="A {plant phenological trait} that is measured by the number of fresh flower heads {$fresh flower head} on a {whole plant}." calcext:value-type="string">
            <text:p>A {plant phenological trait} that is measured by the number of fresh flower heads {$fresh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8</text:p>
          </table:table-cell>
          <table:table-cell table:formula="of:=CONCATENATE([.E43]; &quot; presence&quot;)" office:value-type="string" office:string-value="unopened flower presence" calcext:value-type="string">
            <text:p>unopen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wer</text:p>
          </table:table-cell>
          <table:table-cell table:style-name="ce7" table:formula="of:=CONCATENATE(&quot;A {plant phenological trait} that is measured by the number of &quot;; [.E43]; &quot;s {$&quot;; [.E43]; &quot;} on a {whole plant}.&quot;)" office:value-type="string" office:string-value="A {plant phenological trait} that is measured by the number of unopened flowers {$unopened flower} on a {whole plant}." calcext:value-type="string">
            <text:p>A {plant phenological trait} that is measured by the number of unopened flowers {$unopen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39</text:p>
          </table:table-cell>
          <table:table-cell table:formula="of:=CONCATENATE([.E44]; &quot; presence&quot;)" office:value-type="string" office:string-value="open flower presence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wer</text:p>
          </table:table-cell>
          <table:table-cell table:style-name="ce7" table:formula="of:=CONCATENATE(&quot;A {plant phenological trait} that is measured by the number of &quot;; [.E44]; &quot;s {$&quot;; [.E44]; &quot;} on a {whole plant}.&quot;)" office:value-type="string" office:string-value="A {plant phenological trait} that is measured by the number of open flowers {$open flower} on a {whole plant}." calcext:value-type="string">
            <text:p>A {plant phenological trait} that is measured by the number of open flowers {$open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0</text:p>
          </table:table-cell>
          <table:table-cell table:formula="of:=CONCATENATE([.E45]; &quot; presence&quot;)" office:value-type="string" office:string-value="pollen-releasing flower presence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</text:p>
          </table:table-cell>
          <table:table-cell table:style-name="ce7" table:formula="of:=CONCATENATE(&quot;A {plant phenological trait} that is measured by the number of &quot;; [.E45]; &quot;s {$&quot;; [.E45]; &quot;} on a {whole plant}.&quot;)" office:value-type="string" office:string-value="A {plant phenological trait} that is measured by the number of pollen-releasing flowers {$pollen-releasing flower} on a {whole plant}." calcext:value-type="string">
            <text:p>A {plant phenological trait} that is measured by the number of pollen-releasing flowers {$pollen-releasing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1</text:p>
          </table:table-cell>
          <table:table-cell table:formula="of:=CONCATENATE([.E46]; &quot; presence&quot;)" office:value-type="string" office:string-value="senesced flower presence" calcext:value-type="string">
            <text:p>senesc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wer</text:p>
          </table:table-cell>
          <table:table-cell table:style-name="ce7" table:formula="of:=CONCATENATE(&quot;A {plant phenological trait} that is measured by the number of &quot;; [.E46]; &quot;s {$&quot;; [.E46]; &quot;} on a {whole plant}.&quot;)" office:value-type="string" office:string-value="A {plant phenological trait} that is measured by the number of senesced flowers {$senesced flower} on a {whole plant}." calcext:value-type="string">
            <text:p>A {plant phenological trait} that is measured by the number of senesced flowers {$senesc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2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imple fruit or compound fruit</text:p>
          </table:table-cell>
          <table:table-cell table:style-name="ce7" table:formula="of:=CONCATENATE(&quot;A {plant phenological trait} that is measured by the number of &quot;; SUBSTITUTE(SUBSTITUTE([.E47]; &quot;fruit&quot;; &quot;fruits&quot;); &quot;'&quot;; &quot;&quot;); &quot; {$&quot;; [.E47]; &quot;} on a {whole plant}.&quot;)" office:value-type="string" office:string-value="A {plant phenological trait} that is measured by the number of simple fruits or compound fruits {$simple fruit or compound fruit} on a {whole plant}." calcext:value-type="string">
            <text:p>A {plant phenological trait} that is measured by the number of simple fruits or compound fruits {$simple fruit or compound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3</text:p>
          </table:table-cell>
          <table:table-cell table:formula="of:=CONCATENATE([.E48]; &quot; presence&quot;)" office:value-type="string" office:string-value="ripening fruit presence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fruit</text:p>
          </table:table-cell>
          <table:table-cell table:style-name="ce7" table:formula="of:=CONCATENATE(&quot;A {plant phenological trait} that is measured by the number of &quot;; [.E48]; &quot;s {$&quot;; [.E48]; &quot;} on a {whole plant}.&quot;)" office:value-type="string" office:string-value="A {plant phenological trait} that is measured by the number of ripening fruits {$ripening fruit} on a {whole plant}.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44</text:p>
          </table:table-cell>
          <table:table-cell table:formula="of:=CONCATENATE([.E49]; &quot; presence&quot;)" office:value-type="string" office:string-value="unripe fruit presence" calcext:value-type="string">
            <text:p>un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ripe fruit</text:p>
          </table:table-cell>
          <table:table-cell table:style-name="ce7" table:formula="of:=CONCATENATE(&quot;A {plant phenological trait} that is measured by the number of &quot;; [.E49]; &quot;s {$&quot;; [.E49]; &quot;} on a {whole plant}.&quot;)" office:value-type="string" office:string-value="A {plant phenological trait} that is measured by the number of unripe fruits {$unripe fruit} on a {whole plant}." calcext:value-type="string">
            <text:p>A {plant phenological trait} that is measured by the number of unripe fruits {$un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45</text:p>
          </table:table-cell>
          <table:table-cell table:formula="of:=CONCATENATE([.E50]; &quot; presence&quot;)" office:value-type="string" office:string-value="ripe fruit presence" calcext:value-type="string">
            <text:p>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 fruit</text:p>
          </table:table-cell>
          <table:table-cell table:style-name="ce7" table:formula="of:=CONCATENATE(&quot;A {plant phenological trait} that is measured by the number of &quot;; [.E50]; &quot;s {$&quot;; [.E50]; &quot;} on a {whole plant}.&quot;)" office:value-type="string" office:string-value="A {plant phenological trait} that is measured by the number of ripe fruits {$ripe fruit} on a {whole plant}." calcext:value-type="string">
            <text:p>A {plant phenological trait} that is measured by the number of ripe fruits {$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46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PO:'strobilus'</text:p>
          </table:table-cell>
          <table:table-cell table:style-name="ce8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7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icrosporangiate strobilus'</text:p>
          </table:table-cell>
          <table:table-cell table:style-name="ce7" table:formula="of:=CONCATENATE(&quot;A {plant phenological trait} that is measured by the number of pollen cones {$&quot;; [.E53]; &quot;} on a {whole plant}.&quot;)" office:value-type="string" office:string-value="A {plant phenological trait} that is measured by the number of pollen cones {$PO:'microsporangiate strobilus'} on a {whole plant}." calcext:value-type="string">
            <text:p>A {plant phenological trait} that is measured by the number of pollen cones {$PO:'micro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8</text:p>
          </table:table-cell>
          <table:table-cell table:formula="of:=CONCATENATE([.E54]; &quot; presence&quot;)" office:value-type="string" office:string-value="fresh pollen cone presence" calcext:value-type="string">
            <text:p>fresh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pollen cone</text:p>
          </table:table-cell>
          <table:table-cell table:style-name="ce7" table:formula="of:=CONCATENATE(&quot;A {plant phenological trait} that is measured by the number of &quot;; [.E54]; &quot;s {$&quot;; [.E54]; &quot;} on a {whole plant}.&quot;)" office:value-type="string" office:string-value="A {plant phenological trait} that is measured by the number of fresh pollen cones {$fresh pollen cone} on a {whole plant}." calcext:value-type="string">
            <text:p>A {plant phenological trait} that is measured by the number of fresh pollen cones {$fresh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9</text:p>
          </table:table-cell>
          <table:table-cell table:formula="of:=CONCATENATE([.E55]; &quot; presence&quot;)" office:value-type="string" office:string-value="open pollen cone presence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pollen cone</text:p>
          </table:table-cell>
          <table:table-cell table:style-name="ce7" table:formula="of:=CONCATENATE(&quot;A {plant phenological trait} that is measured by the number of &quot;; [.E55]; &quot;s {$&quot;; [.E55]; &quot;} on a {whole plant}.&quot;)" office:value-type="string" office:string-value="A {plant phenological trait} that is measured by the number of open pollen cones {$open pollen cone} on a {whole plant}." calcext:value-type="string">
            <text:p>A {plant phenological trait} that is measured by the number of open pollen cones {$open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0</text:p>
          </table:table-cell>
          <table:table-cell table:formula="of:=CONCATENATE([.E56]; &quot; presence&quot;)" office:value-type="string" office:string-value="pollen-releasing pollen cone presence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pollen cone</text:p>
          </table:table-cell>
          <table:table-cell table:style-name="ce7" table:formula="of:=CONCATENATE(&quot;A {plant phenological trait} that is measured by the number of &quot;; [.E56]; &quot;s {$&quot;; [.E56]; &quot;} on a {whole plant}.&quot;)" office:value-type="string" office:string-value="A {plant phenological trait} that is measured by the number of pollen-releasing pollen cones {$pollen-releasing pollen cone} on a {whole plant}." calcext:value-type="string">
            <text:p>A {plant phenological trait} that is measured by the number of pollen-releasing pollen cones {$pollen-releasing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1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egasporangiate strobilus'</text:p>
          </table:table-cell>
          <table:table-cell table:style-name="ce7" table:formula="of:=CONCATENATE(&quot;A {plant phenological trait} that is measured by the number of seed cones {$&quot;; [.E57]; &quot;} on a {whole plant}.&quot;)" office:value-type="string" office:string-value="A {plant phenological trait} that is measured by the number of seed cones {$PO:'megasporangiate strobilus'} on a {whole plant}." calcext:value-type="string">
            <text:p>A {plant phenological trait} that is measured by the number of seed cones {$PO:'mega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2</text:p>
          </table:table-cell>
          <table:table-cell table:formula="of:=CONCATENATE([.E58]; &quot; presence&quot;)" office:value-type="string" office:string-value="fresh seed cone presence" calcext:value-type="string">
            <text:p>fresh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seed cone</text:p>
          </table:table-cell>
          <table:table-cell table:style-name="ce7" table:formula="of:=CONCATENATE(&quot;A {plant phenological trait} that is measured by the number of &quot;; [.E58]; &quot;s {$&quot;; [.E58]; &quot;} on a {whole plant}.&quot;)" office:value-type="string" office:string-value="A {plant phenological trait} that is measured by the number of fresh seed cones {$fresh seed cone} on a {whole plant}." calcext:value-type="string">
            <text:p>A {plant phenological trait} that is measured by the number of fresh seed cones {$fresh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3</text:p>
          </table:table-cell>
          <table:table-cell table:formula="of:=CONCATENATE([.E59]; &quot; presence&quot;)" office:value-type="string" office:string-value="ripening seed cone presence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seed cone</text:p>
          </table:table-cell>
          <table:table-cell table:style-name="ce7" table:formula="of:=CONCATENATE(&quot;A {plant phenological trait} that is measured by the number of &quot;; [.E59]; &quot;s {$&quot;; [.E59]; &quot;} on a {whole plant}.&quot;)" office:value-type="string" office:string-value="A {plant phenological trait} that is measured by the number of ripening seed cones {$ripening seed cone} on a {whole plant}." calcext:value-type="string">
            <text:p>A {plant phenological trait} that is measured by the number of ripening seed cones {$ripening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4</text:p>
          </table:table-cell>
          <table:table-cell table:formula="of:=CONCATENATE([.E60]; &quot; presence&quot;)" office:value-type="string" office:string-value="unripe seed cone presence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unripe seed cone</text:p>
          </table:table-cell>
          <table:table-cell table:style-name="ce7" table:formula="of:=CONCATENATE(&quot;A {plant phenological trait} that is measured by the number of &quot;; [.E60]; &quot;s {$&quot;; [.E60]; &quot;} on a {whole plant}.&quot;)" office:value-type="string" office:string-value="A {plant phenological trait} that is measured by the number of unripe seed cones {$unripe seed cone} on a {whole plant}." calcext:value-type="string">
            <text:p>A {plant phenological trait} that is measured by the number of unripe seed cones {$un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5</text:p>
          </table:table-cell>
          <table:table-cell table:formula="of:=CONCATENATE([.E61]; &quot; presence&quot;)" office:value-type="string" office:string-value="ripe seed cone presence" calcext:value-type="string">
            <text:p>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ripe seed cone</text:p>
          </table:table-cell>
          <table:table-cell table:style-name="ce7" table:formula="of:=CONCATENATE(&quot;A {plant phenological trait} that is measured by the number of &quot;; [.E61]; &quot;s {$&quot;; [.E61]; &quot;} on a {whole plant}.&quot;)" office:value-type="string" office:string-value="A {plant phenological trait} that is measured by the number of ripe seed cones {$ripe seed cone} on a {whole plant}." calcext:value-type="string">
            <text:p>A {plant phenological trait} that is measured by the number of ripe seed cones {$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6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true leaf</text:p>
          </table:table-cell>
          <table:table-cell table:style-name="ce7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57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fruit</text:p>
          </table:table-cell>
          <table:table-cell table:style-name="ce7" office:value-type="string" calcext:value-type="string">
            <text:p>A {plant phenological trait} that is measured by the number of a whole plant's ripe fruits {$ripe fruit} that have been abscised or removed by an herbivore and/or the number of ripe fruits on a {whole plant} that have abscised at least one {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Class</text:p>
          </table:table-cell>
          <table:table-cell office:value-type="string" calcext:value-type="string">
            <text:p>PPO:0002058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seed cone</text:p>
          </table:table-cell>
          <table:table-cell table:style-name="ce7" office:value-type="string" calcext:value-type="string">
            <text:p>A {plant phenological trait} that is measured by the number of a whole plant's ripe seed cones {$ripe seed cone} that have been abscised or removed by an herbivore and/or the number of ripe seed cones on a {whole plant} that have abscised at least one {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1" table:number-rows-repeated="3">
          <table:table-cell table:number-columns-repeated="11"/>
        </table:table-row>
        <table:table-row table:style-name="ro11" table:number-rows-repeated="3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3"/>
        </table:table-row>
        <table:table-row table:style-name="ro11" table:number-rows-repeated="1048504">
          <table:table-cell table:number-columns-repeated="11"/>
        </table:table-row>
        <table:table-row table:style-name="ro1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1:09:09.385548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1:14:17.782185103</dc:date>
    <dc:creator>Brian </dc:creator>
    <meta:editing-duration>P37DT11H36M35S</meta:editing-duration>
    <meta:editing-cycles>155</meta:editing-cycles>
    <meta:generator>LibreOffice/5.1.4.2$Linux_X86_64 LibreOffice_project/10m0$Build-2</meta:generator>
    <meta:document-statistic meta:table-count="1" meta:cell-count="420" meta:object-count="0"/>
  </office:meta>
</office:document-meta>
</file>